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weight="bold" officeooo:rsid="002070f8" officeooo:paragraph-rsid="002070f8" fo:background-color="transparent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weight="bold" officeooo:rsid="002070f8" officeooo:paragraph-rsid="002323f4" fo:background-color="transparent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weight="bold" officeooo:rsid="002323f4" officeooo:paragraph-rsid="002323f4" fo:background-color="transparent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weight="bold" officeooo:rsid="002323f4" officeooo:paragraph-rsid="0023cf33" fo:background-color="transparen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officeooo:rsid="00201108" officeooo:paragraph-rsid="002070f8" fo:background-color="transparent"/>
    </style:style>
    <style:style style:name="P6" style:family="paragraph" style:parent-style-name="Standard">
      <style:paragraph-properties fo:text-align="start" style:justify-single-word="false"/>
      <style:text-properties style:font-name="Liberation Sans" officeooo:rsid="00201108" officeooo:paragraph-rsid="0021e070" fo:background-color="transparent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rsid="002070f8" officeooo:paragraph-rsid="002070f8" fo:background-color="transparent"/>
    </style:style>
    <style:style style:name="P8" style:family="paragraph" style:parent-style-name="Standard">
      <style:paragraph-properties fo:text-align="start" style:justify-single-word="false"/>
      <style:text-properties style:font-name="Liberation Sans" officeooo:rsid="002070f8" officeooo:paragraph-rsid="0021e070" fo:background-color="transparent"/>
    </style:style>
    <style:style style:name="P9" style:family="paragraph" style:parent-style-name="Standard">
      <style:paragraph-properties fo:text-align="start" style:justify-single-word="false"/>
      <style:text-properties style:font-name="Liberation Sans" officeooo:rsid="0021e070" officeooo:paragraph-rsid="0021e070" fo:background-color="transparen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weight="normal" officeooo:rsid="002070f8" officeooo:paragraph-rsid="002070f8" fo:background-color="transparent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weight="normal" officeooo:rsid="0021e070" officeooo:paragraph-rsid="0021e070" fo:background-color="transparent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weight="normal" officeooo:rsid="002323f4" officeooo:paragraph-rsid="0023cf33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weight="normal" officeooo:rsid="0023cf33" officeooo:paragraph-rsid="0023cf33" fo:background-color="transparent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ans" officeooo:paragraph-rsid="001f7c68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ans" officeooo:rsid="001f7c68" officeooo:paragraph-rsid="001f7c68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ans" officeooo:rsid="001f7c68" officeooo:paragraph-rsid="00201108"/>
    </style:style>
    <style:style style:name="P17" style:family="paragraph" style:parent-style-name="Standard">
      <style:paragraph-properties fo:text-align="start" style:justify-single-word="false"/>
      <style:text-properties style:font-name="Liberation Sans" officeooo:rsid="00201108" officeooo:paragraph-rsid="00201108" fo:background-color="#ffff00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weight="bold" officeooo:rsid="002070f8" officeooo:paragraph-rsid="002070f8" fo:background-color="transparent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weight="normal" officeooo:rsid="002070f8" officeooo:paragraph-rsid="0021e070" fo:background-color="transparen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officeooo:rsid="00255b21" officeooo:paragraph-rsid="00255b21" fo:background-color="transparent"/>
    </style:style>
    <style:style style:name="P21" style:family="paragraph" style:parent-style-name="Standard">
      <style:paragraph-properties fo:text-align="start" style:justify-single-word="false"/>
      <style:text-properties style:font-name="Liberation Sans" officeooo:rsid="002070f8" officeooo:paragraph-rsid="002070f8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7c68"/>
    </style:style>
    <style:style style:name="T3" style:family="text">
      <style:text-properties officeooo:rsid="00201108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201108" fo:background-color="#ffff00" loext:char-shading-value="0"/>
    </style:style>
    <style:style style:name="T6" style:family="text">
      <style:text-properties officeooo:rsid="002070f8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officeooo:rsid="0021e070"/>
    </style:style>
    <style:style style:name="T9" style:family="text">
      <style:text-properties fo:color="#c9211e" loext:opacity="100%" style:text-line-through-style="solid" style:text-line-through-type="single" fo:font-weight="normal" officeooo:rsid="0021e070" style:font-weight-asian="normal" style:font-weight-complex="normal"/>
    </style:style>
    <style:style style:name="T10" style:family="text">
      <style:text-properties officeooo:rsid="0021e07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26e41" style:font-weight-asian="normal" style:font-weight-complex="normal"/>
    </style:style>
    <style:style style:name="T13" style:family="text">
      <style:text-properties fo:font-weight="normal" officeooo:rsid="0023cf33" style:font-weight-asian="normal" style:font-weight-complex="normal"/>
    </style:style>
    <style:style style:name="T14" style:family="text">
      <style:text-properties fo:color="#111111" loext:opacity="100%"/>
    </style:style>
    <style:style style:name="T15" style:family="text">
      <style:text-properties fo:color="#111111" loext:opacity="100%" officeooo:rsid="0021e070"/>
    </style:style>
    <style:style style:name="T16" style:family="text">
      <style:text-properties officeooo:rsid="00232d06"/>
    </style:style>
    <style:style style:name="T17" style:family="text">
      <style:text-properties officeooo:rsid="0023cf3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40898573" text:style-name="L1">
        <text:list-item>
          <text:p text:style-name="P15">Quando un robot viene eseguito per prima cosa si registra in modo corretto all’AdminServer.</text:p>
        </text:list-item>
        <text:list-item>
          <text:p text:style-name="P15">Quando un robot termina in modo controllato l’ultima cosa che fa è avvisare l’AdminServer che se ne sta andando in modo che esso possa aggiornare le sue strutture dati.</text:p>
        </text:list-item>
        <text:list-item>
          <text:p text:style-name="P14"><text:span text:style-name="T2">Quando un robot termina in modo non controllato ovviamente non avvisa l’AdminServer perciò, fino a che qualche altro robot non lo avvisa, le strutture dati </text:span><text:span text:style-name="T3">dell’AdminServer</text:span><text:span text:style-name="T2"> rima</text:span><text:span text:style-name="T3">ngo</text:span><text:span text:style-name="T2">no inconsistenti con </text:span><text:span text:style-name="T3">il vero</text:span><text:span text:style-name="T2"> stato della rete di robot. </text:span></text:p>
        </text:list-item>
        <text:list-item>
          <text:p text:style-name="P16"><text:span text:style-name="T4">AdminServer contiene sicuramente tutti i robot in esecuzione, </text:span><text:span text:style-name="T5">in certi momenti potrebbe contenerne inconsapevolemente anche qualcuno che è già terminato.</text:span></text:p>
        </text:list-item>
      </text:list>
      <text:p text:style-name="P17"/>
      <text:p text:style-name="P1"><text:span text:style-name="T3">P</text:span>resentazione</text:p>
      <text:p text:style-name="P1"/>
      <text:p text:style-name="P10">Ogni robot si presenta a tutti gli otherRobots che gli ha passato l’AdminServer. </text:p>
      <text:p text:style-name="P10">Segue dunque che ogni coppia di robot per forza si conosce.</text:p>
      <text:p text:style-name="P11">Potrebbe solo capitare che in alcuni casi ci si presenta un robot che ci conosce.</text:p>
      <text:p text:style-name="P1"/>
      <text:p text:style-name="P5"><text:span text:style-name="T6">E</text:span>sempio <text:span text:style-name="T6">1 (esecuzione regolare)</text:span> :</text:p>
      <text:p text:style-name="P5"/>
      <text:p text:style-name="P7">entra 1, <text:span text:style-name="T10">si ha 1</text:span> : otherRobots = [] <text:tab/><text:tab/><text:tab/><text:span text:style-name="T10">1 </text:span>non deve presentarsi a nessuno</text:p>
      <text:p text:style-name="P7"/>
      <text:p text:style-name="P7">entra 2, <text:span text:style-name="T10">si ha 2 : </text:span>otherRobots = [1]<text:tab/><text:tab/></text:p>
      <text:p text:style-name="P7"/>
      <text:p text:style-name="P8">dopo che 2 si presenta a 1 si ha :<text:tab/><text:tab/><text:tab/><text:tab/>1 : otherRobots = [<text:span text:style-name="T7">2</text:span>] <text:tab/><text:tab/></text:p>
      <text:p text:style-name="P8"><text:tab/><text:tab/><text:tab/><text:tab/><text:tab/><text:tab/><text:tab/><text:tab/>2 : otherRobots = [1]</text:p>
      <text:p text:style-name="P7"/>
      <text:p text:style-name="P7">entra <text:span text:style-name="T10">3, si ha </text:span>3 : otherRobots = [1,2]<text:tab/> </text:p>
      <text:p text:style-name="P7"/>
      <text:p text:style-name="P7">dopo che <text:span text:style-name="T10">3</text:span> si presenta a 1 <text:span text:style-name="T10">e 2</text:span> si ha :<text:tab/><text:tab/><text:tab/>1 : otherRobots = [<text:span text:style-name="T10">2,</text:span><text:span text:style-name="T8">3</text:span><text:span text:style-name="T10">]</text:span> <text:tab/><text:tab/></text:p>
      <text:p text:style-name="P7"><text:tab/><text:tab/><text:tab/><text:tab/><text:tab/><text:tab/><text:tab/><text:tab/>2 : otherRobots = [1,<text:span text:style-name="T8">3</text:span>]<text:tab/><text:tab/></text:p>
      <text:p text:style-name="P7"><text:span text:style-name="T1"><text:tab/><text:tab/><text:tab/><text:tab/><text:tab/><text:tab/><text:tab/><text:tab/></text:span><text:span text:style-name="T11">3 : otherRobots = [1,2]</text:span></text:p>
      <text:p text:style-name="P1"/>
      <text:p text:style-name="P6"><text:span text:style-name="T6">E</text:span>sempio <text:span text:style-name="T10">2</text:span><text:span text:style-name="T6"> (</text:span><text:span text:style-name="T10">presentazione tardiva</text:span><text:span text:style-name="T6">)</text:span> :</text:p>
      <text:p text:style-name="P6"/>
      <text:p text:style-name="P8">entra 1, <text:span text:style-name="T10">si ha 1</text:span> : otherRobots = [] <text:tab/><text:tab/><text:tab/><text:span text:style-name="T10">1 </text:span>non deve presentarsi a nessuno</text:p>
      <text:p text:style-name="P8"/>
      <text:p text:style-name="P8">entra 2, <text:span text:style-name="T10">si ha 2 : </text:span>otherRobots = [1]<text:tab/><text:tab/><text:tab/><text:span text:style-name="T10">2 tarda nel presentarsi</text:span><text:tab/></text:p>
      <text:p text:style-name="P8"/>
      <text:p text:style-name="P8">entra <text:span text:style-name="T10">3, si ha </text:span>3 : otherRobots = [1,2]<text:tab/> </text:p>
      <text:p text:style-name="P8"/>
      <text:p text:style-name="P8">dopo che <text:span text:style-name="T10">3</text:span> si presenta a 1 <text:span text:style-name="T10">e 2</text:span> si ha :<text:tab/><text:tab/><text:tab/>1 : otherRobots = [<text:span text:style-name="T8">3</text:span><text:span text:style-name="T10">]</text:span> <text:tab/><text:tab/></text:p>
      <text:p text:style-name="P8"><text:tab/><text:tab/><text:tab/><text:tab/><text:tab/><text:tab/><text:tab/><text:tab/>2 : otherRobots = [<text:span text:style-name="T10">1,</text:span><text:span text:style-name="T8">3</text:span>]<text:tab/><text:tab/></text:p>
      <text:p text:style-name="P8"><text:span text:style-name="T1"><text:tab/><text:tab/><text:tab/><text:tab/><text:tab/><text:tab/><text:tab/><text:tab/></text:span><text:span text:style-name="T11">3 : otherRobots = [1,2]</text:span></text:p>
      <text:p text:style-name="P8"/>
      <text:p text:style-name="P8">dopo che <text:span text:style-name="T10">2</text:span> si presenta a 1 <text:span text:style-name="T10">e 3</text:span> si ha :<text:tab/><text:tab/><text:tab/>1 : otherRobots = [<text:span text:style-name="T15">3,</text:span><text:span text:style-name="T8">2</text:span><text:span text:style-name="T15">]</text:span><text:span text:style-name="T14"> <text:tab/><text:tab/></text:span></text:p>
      <text:p text:style-name="P8"><text:span text:style-name="T14"><text:tab/><text:tab/><text:tab/><text:tab/><text:tab/><text:tab/><text:tab/><text:tab/>2 : otherRobots = [</text:span><text:span text:style-name="T15">1,3</text:span><text:span text:style-name="T14">]</text:span><text:tab/><text:tab/></text:p>
      <text:p text:style-name="P8"><text:span text:style-name="T1"><text:tab/><text:tab/><text:tab/><text:tab/><text:tab/><text:tab/><text:tab/><text:tab/></text:span><text:span text:style-name="T11">3 : otherRobots = [1,2,</text:span><text:span text:style-name="T9">2</text:span><text:span text:style-name="T11">]</text:span></text:p>
      <text:p text:style-name="P19"/>
      <text:p text:style-name="P9"><text:span text:style-name="T11">Morale : quan</text:span><text:span text:style-name="T12">d</text:span><text:span text:style-name="T11">o un robot mi si presenta prima di aggiungerlo alla lista degli otherRobots devo controllare di non averlo già </text:span><text:span text:style-name="T13">perchè altrimenti</text:span><text:span text:style-name="T11"> potrei introdurre duplicati.</text:span></text:p>
      <text:p text:style-name="P8"/>
      <text:p text:style-name="P8"/>
      <text:p text:style-name="P3"><text:soft-page-break/><text:span text:style-name="T17">U</text:span>scita controllata</text:p>
      <text:p text:style-name="P2"/>
      <text:p text:style-name="P12">Può succedere che io inizi ad avvisare tutti i miei otherRobots che lascio la città e prima che io effettivamente esca <text:span text:style-name="T17">sia appena entrato </text:span>un altro robot <text:span text:style-name="T17">a cui l</text:span>a <text:span text:style-name="T16">notifica della mia uscita non è stata inviata. Purtroppo quel robot dovrà accorgersi da solo che me ne sono andato in </text:span><text:span text:style-name="T17">qualche</text:span><text:span text:style-name="T16"> altro modo (</text:span><text:span text:style-name="T17">ad esempio</text:span><text:span text:style-name="T16"> trovandomi unreachable </text:span><text:span text:style-name="T17">quando prova a presentarsi a me o dopo, se aveva già fatto in tempo a presentarsi</text:span><text:span text:style-name="T16">).</text:span></text:p>
      <text:p text:style-name="P12"/>
      <text:p text:style-name="P4"><text:span text:style-name="T17">U</text:span>scita <text:span text:style-name="T17">non </text:span>controllata</text:p>
      <text:p text:style-name="P4"/>
      <text:p text:style-name="P13">Se un robot esce in modo non controllato, cioè crasha, gli altri robot in rete se ne accorgono solamente quando provano a inviargli un messaggio tramite gRPC.</text:p>
      <text:p text:style-name="P13">Quando un robot si accorge che un altro robot è crashato notifica di ciò l’AdminServer e tutti i suoi otherRobots.</text:p>
      <text:p text:style-name="P19"/>
      <text:p text:style-name="P19"/>
      <text:p text:style-name="P19">----</text:p>
      <text:p text:style-name="P7"/>
      <text:p text:style-name="P20">Cosa succede se?</text:p>
      <text:p text:style-name="P20">Robot1 : io</text:p>
      <text:p text:style-name="P20">Robot2</text:p>
      <text:p text:style-name="P20">Robot3 : non interessato a maintenance, risponde sempre OK </text:p>
      <text:p text:style-name="P20"/>
      <text:p text:style-name="P20">Robot1 si presenta a me e manda maintenance req con t1</text:p>
      <text:p text:style-name="P20">Io mando maintenance request con t2 &gt; t1 ma non ancora a Robot1 perchè non ho fatto in tempo a metterlo in otherRobots</text:p>
      <text:p text:style-name="P20"/>
      <text:p text:style-name="P20">Forse si risolve con un flag che non rispondo OK se sono dal meccanico.</text:p>
      <text:p text:style-name="P20">Così anche se t2 &gt; t1 in realtà Robot1 entra prima di Robot2 dal meccanico.</text:p>
      <text:p text:style-name="P20"/>
      <text:p text:style-name="P20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12:55:38.469769163</meta:creation-date>
    <dc:date>2023-05-22T00:20:27.851816645</dc:date>
    <meta:editing-duration>PT53M44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556" meta:character-count="3077" meta:non-whitespace-character-count="2464"/>
  </office:meta>
</office:document-meta>
</file>